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orace A. Nathan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27, 1896</text:p>
      <text:p text:style-name="P5">Month<text:tab/><text:tab/><text:tab/><text:tab/><text:tab/><text:tab/>February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SYNAGOGUE CHAMBERS,/</text:p>
      <text:p text:style-name="P2">K. K. MICKV<text:span text:style-name="T2">É</text:span><text:span text:style-name="T3"> ISRAEL,/</text:span></text:p>
      <text:p text:style-name="P2"><text:span text:style-name="T3">117 NORTH SEVENTH STREET./</text:span></text:p>
      <text:p text:style-name="P3"><text:span text:style-name="T3">Philadelphia, February 27th 1896/</text:span></text:p>
      <text:p text:style-name="P2"><text:span text:style-name="T3">Rev. Dr. S. Morais,/</text:span></text:p>
      <text:p text:style-name="P2"><text:span text:style-name="T3"><text:tab/>546 North 5th St./</text:span></text:p>
      <text:p text:style-name="P2"><text:span text:style-name="T3">My Dear Sir,/</text:span></text:p>
      <text:p text:style-name="P2"><text:span text:style-name="T3"><text:tab/>At the stated meeting of the Board of/ Managers held lat[sic!] Sunday, the fact that you/ would this week complete the forty fifth/ year of your ministry in our midst, was/ noted and it was unanimously/</text:span></text:p>
      <text:p text:style-name="P2"><text:span text:style-name="T3"><text:tab/>"Resolved that the Board of Managers take/ pleasure in availing themselves of this oppor-/tunity for giving expression to the regard/ that the Board and Congregation feel for/ our minister personally and of their sense/ of appreciation of the great services he has/ rendered this Congregation and the </text:span><text:soft-page-break/><text:span text:style-name="T3">cause of/ an intelligent, conservative Judaism. <text:s/>They/ sincerely hope that the Almighty will/</text:span></text:p>
      <text:p text:style-name="P2"><text:span text:style-name="T3"/></text:p>
      <text:p text:style-name="P2"><text:span text:style-name="T3">[Page 2]</text:span></text:p>
      <text:p text:style-name="P2"><text:span text:style-name="T3">permit him to remain amongst them, so/ that they may rejoice in celebrating his/ fiftieth anniversary with the Congregation."/</text:span></text:p>
      <text:p text:style-name="P2"><text:span text:style-name="T3"><text:tab/>It gives me great pleasure to be the/ means of transmitting to you the above res-/olution and to add my personal assurances/ of esteem and my congratulations on this/ memorable occasion./</text:span></text:p>
      <text:p text:style-name="P2"><text:span text:style-name="T3"><text:tab/>Very Truly Yours/ Horace A. Nathans Parnas/ Isaac Feinberg, Secretar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4:10:16.47</meta:creation-date>
    <dc:date>2012-01-04T14:16:53.98</dc:date>
    <dc:creator>Penn Libraries</dc:creator>
    <meta:editing-duration>PT00H06M3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350" meta:character-count="2422"/>
  </office:meta>
</office:document-meta>
</file>